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automatic-styles>
    <style:style style:name="P1" style:family="paragraph" style:parent-style-name="Standard">
      <style:text-properties officeooo:rsid="0019f616" officeooo:paragraph-rsid="0019f616"/>
    </style:style>
    <style:style style:name="P2" style:family="paragraph" style:parent-style-name="Standard">
      <style:paragraph-properties fo:text-align="center" style:justify-single-word="false"/>
      <style:text-properties style:font-name="DejaVu Sans" fo:font-size="24pt" style:text-underline-style="solid" style:text-underline-width="auto" style:text-underline-color="font-color" fo:font-weight="bold" officeooo:rsid="0019f616" officeooo:paragraph-rsid="0019f616"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DejaVu Sans" fo:font-size="12pt" style:text-underline-style="none" fo:font-weight="normal" officeooo:rsid="0019f616" officeooo:paragraph-rsid="0019f61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DejaVu Sans" fo:font-size="12pt" style:text-underline-style="none" fo:font-weight="normal" officeooo:rsid="001fd2e6" officeooo:paragraph-rsid="002106c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DejaVu Sans" fo:font-size="12pt" style:text-underline-style="none" fo:font-weight="normal" officeooo:rsid="001bc836" officeooo:paragraph-rsid="001bc83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DejaVu Sans" fo:font-size="12pt" style:text-underline-style="none" fo:font-weight="normal" officeooo:rsid="001d3576" officeooo:paragraph-rsid="001d357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fo:font-size="12pt" style:text-underline-style="none" fo:font-weight="bold" officeooo:rsid="001fd2e6" officeooo:paragraph-rsid="002106c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DejaVu Sans" fo:font-size="14pt" style:text-underline-style="none" fo:font-weight="normal" officeooo:rsid="0019f616" officeooo:paragraph-rsid="0019f61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DejaVu Sans" fo:font-size="14pt" style:text-underline-style="none" fo:font-weight="normal" officeooo:rsid="001bc836" officeooo:paragraph-rsid="001bc83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9f616" officeooo:paragraph-rsid="0019f616"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dfdad" officeooo:paragraph-rsid="002106c3"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1bc836" officeooo:paragraph-rsid="001bc836"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36381"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8d10d"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2eab0" officeooo:paragraph-rsid="002b1812"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49e8a"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8d10d" officeooo:paragraph-rsid="002b0829"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bc836" officeooo:paragraph-rsid="001bc836"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1dfdad"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1dfdad" officeooo:paragraph-rsid="0022eab0"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106c3" officeooo:paragraph-rsid="002106c3"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36381"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0829"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26" style:family="paragraph" style:parent-style-name="Standard">
      <style:paragraph-properties fo:text-align="start" style:justify-single-word="false"/>
      <style:text-properties style:font-name="DejaVu Sans" fo:font-size="14pt" fo:font-weight="bold" officeooo:paragraph-rsid="00249e8a"/>
    </style:style>
    <style:style style:name="P27" style:family="paragraph" style:parent-style-name="Standard">
      <style:paragraph-properties fo:text-align="start" style:justify-single-word="false"/>
      <style:text-properties style:font-name="DejaVu Sans" fo:font-size="16pt" fo:font-style="italic" style:text-underline-style="none" fo:font-weight="normal" officeooo:rsid="00290ab4" officeooo:paragraph-rsid="0022eab0" style:font-size-asian="16pt" style:font-style-asian="italic" style:font-weight-asian="normal" style:font-size-complex="16pt" style:font-style-complex="italic" style:font-weight-complex="normal"/>
    </style:style>
    <style:style style:name="P28"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36381" style:font-size-asian="14pt" style:font-style-asian="italic" style:font-weight-asian="normal" style:font-size-complex="14pt" style:font-style-complex="italic" style:font-weight-complex="normal"/>
    </style:style>
    <style:style style:name="P29"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106c3" style:font-size-asian="14pt" style:font-style-asian="italic" style:font-weight-asian="normal" style:font-size-complex="14pt" style:font-style-complex="italic" style:font-weight-complex="normal"/>
    </style:style>
    <style:style style:name="P30" style:family="paragraph" style:parent-style-name="Standard" style:list-style-name="L1">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DejaVu Sans" fo:font-size="12pt" style:text-underline-style="none" fo:font-weight="normal" officeooo:rsid="00236381" officeooo:paragraph-rsid="0023638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34" style:family="paragraph" style:parent-style-name="Standard" style:list-style-name="L2">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35" style:family="paragraph" style:parent-style-name="Standard" style:list-style-name="L3">
      <style:paragraph-properties fo:text-align="start" style:justify-single-word="false"/>
      <style:text-properties style:font-name="DejaVu Sans" fo:font-size="12pt" style:text-underline-style="none" fo:font-weight="normal" officeooo:rsid="0022eab0" officeooo:paragraph-rsid="0022eab0" style:font-size-asian="10.5pt" style:font-weight-asian="normal" style:font-size-complex="12pt" style:font-weight-complex="normal"/>
    </style:style>
    <style:style style:name="P36"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36381" style:font-size-asian="10.5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DejaVu Sans" fo:font-size="12pt" style:text-underline-style="none" fo:font-weight="normal" officeooo:rsid="0022eab0" officeooo:paragraph-rsid="002bb56f"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DejaVu Sans" fo:font-size="12pt" style:text-underline-style="none" fo:font-weight="normal" officeooo:rsid="0025a069" officeooo:paragraph-rsid="0023638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DejaVu Sans" fo:font-size="12pt" style:text-underline-style="none" fo:font-weight="normal" officeooo:rsid="0028d10d" officeooo:paragraph-rsid="0023638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DejaVu Sans" fo:font-size="12pt" style:text-underline-style="none" fo:font-weight="normal" officeooo:rsid="0028d10d" officeooo:paragraph-rsid="0028d10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DejaVu Sans" fo:font-size="12pt" style:text-underline-style="none" fo:font-weight="normal" officeooo:rsid="00273170" officeooo:paragraph-rsid="0023638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DejaVu Sans" fo:font-size="12pt" style:text-underline-style="none" fo:font-weight="normal" officeooo:rsid="002b0829" officeooo:paragraph-rsid="0023638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DejaVu Sans" fo:font-size="12pt" style:text-underline-style="none" fo:font-weight="normal" officeooo:rsid="002b1812" officeooo:paragraph-rsid="0023638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DejaVu Sans" fo:font-size="12pt" style:text-underline-style="none" fo:font-weight="normal" officeooo:rsid="0024afbf" officeooo:paragraph-rsid="00249e8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DejaVu Sans" fo:font-size="12pt" style:text-underline-style="none" fo:font-weight="normal" officeooo:rsid="0024afbf" officeooo:paragraph-rsid="002bb56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DejaVu Sans" fo:font-size="12pt" style:text-underline-style="none" fo:font-weight="bold" officeooo:rsid="0022eab0" officeooo:paragraph-rsid="00236381"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DejaVu Sans" fo:font-size="12pt" style:text-underline-style="none" fo:font-weight="bold" officeooo:rsid="0022eab0" officeooo:paragraph-rsid="00249e8a"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DejaVu Sans" fo:font-size="12pt" style:text-underline-style="none" fo:font-weight="bold" officeooo:rsid="0022eab0" officeooo:paragraph-rsid="002bb56f"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DejaVu Sans" fo:font-size="12pt" style:text-underline-style="none" fo:font-weight="bold" officeooo:rsid="00236381" officeooo:paragraph-rsid="00236381"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DejaVu Sans" fo:font-size="12pt" style:text-underline-style="none" fo:font-weight="bold" officeooo:rsid="00273170" officeooo:paragraph-rsid="00236381" style:font-size-asian="10.5pt" style:font-weight-asian="bold" style:font-size-complex="12pt" style:font-weight-complex="bold"/>
    </style:style>
    <style:style style:name="P52" style:family="paragraph" style:parent-style-name="Standard">
      <style:paragraph-properties fo:text-align="start" style:justify-single-word="false"/>
      <style:text-properties style:font-name="DejaVu Sans" fo:font-size="12pt" style:text-underline-style="none" fo:font-weight="bold" officeooo:rsid="00249e8a" officeooo:paragraph-rsid="00249e8a" style:font-size-asian="10.5pt" style:font-weight-asian="bold" style:font-size-complex="12pt" style:font-weight-complex="bold"/>
    </style:style>
    <style:style style:name="P53" style:family="paragraph" style:parent-style-name="Standard">
      <style:paragraph-properties fo:text-align="start" style:justify-single-word="false"/>
      <style:text-properties style:font-name="DejaVu Sans" fo:font-size="12pt" style:text-underline-style="none" fo:font-weight="bold" officeooo:rsid="00249e8a" officeooo:paragraph-rsid="002bb56f" style:font-size-asian="10.5pt" style:font-weight-asian="bold" style:font-size-complex="12pt" style:font-weight-complex="bold"/>
    </style:style>
    <style:style style:name="P54" style:family="paragraph" style:parent-style-name="Standard">
      <style:paragraph-properties fo:text-align="start" style:justify-single-word="false"/>
      <style:text-properties style:font-name="DejaVu Sans" fo:font-size="12pt" fo:font-style="italic" style:text-underline-style="none" fo:font-weight="normal" officeooo:rsid="0025a069" officeooo:paragraph-rsid="0028d10d"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style:font-name="DejaVu Sans" fo:font-size="12pt" fo:font-style="italic" style:text-underline-style="none" fo:font-weight="normal" officeooo:rsid="00290ab4" officeooo:paragraph-rsid="00236381"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2eab0"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2eab0" officeooo:paragraph-rsid="002bb56f"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normal" officeooo:rsid="00236381" officeooo:paragraph-rsid="00236381"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DejaVu Sans" fo:font-size="14pt" style:text-underline-style="solid" style:text-underline-width="auto" style:text-underline-color="font-color" fo:font-weight="bold" officeooo:rsid="00249e8a" officeooo:paragraph-rsid="002bb56f"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DejaVu Sans" fo:font-size="14pt" fo:font-weight="bold" officeooo:paragraph-rsid="002bb56f"/>
    </style:style>
    <style:style style:name="P61"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0829" style:font-size-asian="14pt" style:font-style-asian="italic" style:font-weight-asian="normal" style:font-size-complex="14pt" style:font-style-complex="italic" style:font-weight-complex="normal"/>
    </style:style>
    <style:style style:name="P62"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90ab4" officeooo:paragraph-rsid="002b1812" style:font-size-asian="14pt" style:font-style-asian="italic" style:font-weight-asian="normal" style:font-size-complex="14pt" style:font-style-complex="italic" style:font-weight-complex="normal"/>
    </style:style>
    <style:style style:name="P63" style:family="paragraph" style:parent-style-name="Standard">
      <style:paragraph-properties fo:text-align="start" style:justify-single-word="false"/>
      <style:text-properties fo:color="#55308d" loext:opacity="100%" style:font-name="DejaVu Sans" fo:font-size="14pt" fo:font-style="italic" style:text-underline-style="none" fo:font-weight="normal" officeooo:rsid="002b1812" officeooo:paragraph-rsid="002b1812" style:font-size-asian="14pt" style:font-style-asian="italic" style:font-weight-asian="normal" style:font-size-complex="14pt" style:font-style-complex="italic"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49e8a"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4afbf"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Verdana" fo:font-size="12pt" fo:letter-spacing="normal" fo:font-style="normal" style:text-underline-style="none" fo:font-weight="normal" officeooo:rsid="0022eab0" officeooo:paragraph-rsid="002bb56f" style:font-size-asian="10.5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style:text-underline-style="none" style:font-size-asian="10.5pt" style:font-size-complex="12pt"/>
    </style:style>
    <style:style style:name="T3" style:family="text">
      <style:text-properties fo:font-size="12pt" style:text-underline-style="none" officeooo:rsid="001fd2e6" style:font-size-asian="10.5pt" style:font-size-complex="12pt"/>
    </style:style>
    <style:style style:name="T4" style:family="text">
      <style:text-properties fo:font-size="12pt" style:text-underline-style="none" officeooo:rsid="0022eab0" style:font-size-asian="10.5pt" style:font-size-complex="12pt"/>
    </style:style>
    <style:style style:name="T5" style:family="text">
      <style:text-properties fo:font-size="12pt" style:text-underline-style="none" officeooo:rsid="0025a069" style:font-size-asian="10.5pt" style:font-size-complex="12pt"/>
    </style:style>
    <style:style style:name="T6" style:family="text">
      <style:text-properties fo:font-size="12pt" style:text-underline-style="none" officeooo:rsid="00273170" style:font-size-asian="10.5pt" style:font-size-complex="12pt"/>
    </style:style>
    <style:style style:name="T7" style:family="text">
      <style:text-properties fo:font-size="12pt" style:text-underline-style="none" officeooo:rsid="002b0829" style:font-size-asian="10.5pt" style:font-size-complex="12pt"/>
    </style:style>
    <style:style style:name="T8" style:family="text">
      <style:text-properties fo:font-size="12pt" style:text-underline-style="none" officeooo:rsid="002b1812" style:font-size-asian="10.5pt" style:font-size-complex="12pt"/>
    </style:style>
    <style:style style:name="T9" style:family="text">
      <style:text-properties fo:font-size="12pt" style:text-underline-style="none" officeooo:rsid="0022eab0" style:font-size-asian="10.5pt" style:font-weight-asian="bold" style:font-size-complex="12pt" style:font-weight-complex="bold"/>
    </style:style>
    <style:style style:name="T10" style:family="text">
      <style:text-properties fo:font-size="12pt" style:text-underline-style="none" fo:font-weight="normal" style:font-size-asian="10.5pt" style:font-weight-asian="normal" style:font-size-complex="12pt" style:font-weight-complex="normal"/>
    </style:style>
    <style:style style:name="T11" style:family="text">
      <style:text-properties fo:font-size="12pt" style:text-underline-style="none" fo:font-weight="normal" officeooo:rsid="0024afbf" style:font-size-asian="10.5pt" style:font-weight-asian="normal" style:font-size-complex="12pt" style:font-weight-complex="normal"/>
    </style:style>
    <style:style style:name="T12" style:family="text">
      <style:text-properties fo:font-size="12pt" style:text-underline-style="none" fo:font-weight="normal" officeooo:rsid="0025a069" style:font-size-asian="10.5pt" style:font-weight-asian="normal" style:font-size-complex="12pt" style:font-weight-complex="normal"/>
    </style:style>
    <style:style style:name="T13" style:family="text">
      <style:text-properties fo:font-size="12pt" style:text-underline-style="none" fo:font-weight="normal" officeooo:rsid="00273170" style:font-size-asian="10.5pt" style:font-weight-asian="normal" style:font-size-complex="12pt" style:font-weight-complex="normal"/>
    </style:style>
    <style:style style:name="T14" style:family="text">
      <style:text-properties fo:font-size="12pt" style:text-underline-style="none" fo:font-weight="normal" officeooo:rsid="0028d10d" style:font-size-asian="10.5pt" style:font-weight-asian="normal" style:font-size-complex="12pt" style:font-weight-complex="normal"/>
    </style:style>
    <style:style style:name="T15" style:family="text">
      <style:text-properties fo:font-size="12pt" style:text-underline-style="none" fo:font-weight="normal" officeooo:rsid="002b0829" style:font-size-asian="10.5pt" style:font-weight-asian="normal" style:font-size-complex="12pt" style:font-weight-complex="normal"/>
    </style:style>
    <style:style style:name="T16" style:family="text">
      <style:text-properties fo:font-size="12pt" style:text-underline-style="none" fo:font-weight="normal" officeooo:rsid="002b1812" style:font-size-asian="10.5pt" style:font-weight-asian="normal" style:font-size-complex="12pt" style:font-weight-complex="normal"/>
    </style:style>
    <style:style style:name="T17" style:family="text">
      <style:text-properties officeooo:rsid="001fd2e6"/>
    </style:style>
    <style:style style:name="T18" style:family="text">
      <style:text-properties officeooo:rsid="00236381"/>
    </style:style>
    <style:style style:name="T19" style:family="text">
      <style:text-properties fo:font-variant="normal" fo:text-transform="none" fo:color="#000000" loext:opacity="100%" style:font-name="Verdana" fo:font-size="12pt" fo:letter-spacing="normal" fo:font-style="normal" style:text-underline-style="none" fo:font-weight="normal" officeooo:rsid="0024afbf" style:font-size-asian="10.5pt" style:font-weight-asian="normal" style:font-size-complex="12pt" style:font-weight-complex="normal"/>
    </style:style>
    <style:style style:name="T20" style:family="text">
      <style:text-properties fo:font-variant="normal" fo:text-transform="none" fo:color="#000000" loext:opacity="100%" style:font-name="Verdana" fo:font-size="12pt" fo:letter-spacing="normal" fo:font-style="normal" style:text-underline-style="none" style:font-size-asian="10.5pt" style:font-size-complex="12pt"/>
    </style:style>
    <style:style style:name="T21" style:family="text">
      <style:text-properties fo:font-variant="normal" fo:text-transform="none" fo:color="#000000" loext:opacity="100%" style:font-name="Verdana" fo:font-size="12pt" fo:letter-spacing="normal" fo:font-style="normal" style:text-underline-style="none" officeooo:rsid="00290ab4" style:font-size-asian="10.5pt" style:font-style-asian="italic" style:font-size-complex="12pt" style:font-style-complex="italic"/>
    </style:style>
    <style:style style:name="T22" style:family="text">
      <style:text-properties fo:color="#55308d" loext:opacity="100%" fo:font-style="italic" style:text-underline-style="none" fo:font-weight="normal" officeooo:rsid="00290ab4" style:font-style-asian="italic" style:font-weight-asian="normal" style:font-style-complex="italic" style:font-weight-complex="normal"/>
    </style:style>
    <style:style style:name="T23" style:family="text">
      <style:text-properties fo:color="#55308d" loext:opacity="100%" fo:font-style="italic" style:text-underline-style="none" fo:font-weight="normal" officeooo:rsid="002b0829" style:font-style-asian="italic" style:font-weight-asian="normal" style:font-style-complex="italic" style:font-weight-complex="normal"/>
    </style:style>
    <style:style style:name="T24" style:family="text">
      <style:text-properties fo:color="#55308d" loext:opacity="100%" fo:font-style="italic" style:text-underline-style="none" fo:font-weight="normal" officeooo:rsid="002b1812" style:font-style-asian="italic" style:font-weight-asian="normal" style:font-style-complex="italic" style:font-weight-complex="normal"/>
    </style:style>
    <style:style style:name="T25" style:family="text">
      <style:text-properties fo:color="#55308d" loext:opacity="100%" fo:font-style="italic" style:text-underline-style="none" officeooo:rsid="00290ab4" style:font-style-asian="italic" style:font-style-complex="italic"/>
    </style:style>
    <style:style style:name="T26" style:family="text">
      <style:text-properties fo:color="#55308d" loext:opacity="100%" fo:font-style="italic" style:text-underline-style="none" officeooo:rsid="002b0829" style:font-style-asian="italic" style:font-style-complex="italic"/>
    </style:style>
    <style:style style:name="T27" style:family="text">
      <style:text-properties fo:color="#55308d" loext:opacity="100%" fo:font-size="12pt" fo:font-style="italic" style:text-underline-style="none" officeooo:rsid="00290ab4" style:font-size-asian="10.5pt" style:font-style-asian="italic" style:font-size-complex="12pt" style:font-style-complex="italic"/>
    </style:style>
    <style:style style:name="T28" style:family="text">
      <style:text-properties officeooo:rsid="002bb56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S Media Queries</text:p>
      <text:p text:style-name="P2"/>
      <text:p text:style-name="P10"/>
      <text:p text:style-name="P13">Table of contents</text:p>
      <text:p text:style-name="P19"/>
      <text:p text:style-name="P6"><text:span text:style-name="T17">What is a Media Quer</text:span><text:span text:style-name="T18">y?</text:span></text:p>
      <text:p text:style-name="P6"><text:tab/><text:span text:style-name="T18">Media Types</text:span></text:p>
      <text:p text:style-name="P5"><text:tab/>Media Features</text:p>
      <text:p text:style-name="P5"><text:tab/>Logical Operators</text:p>
      <text:p text:style-name="P7"/>
      <text:p text:style-name="P20"/>
      <text:p text:style-name="P12">What is a Media Query?</text:p>
      <text:p text:style-name="P8"/>
      <text:p text:style-name="P22"><text:span text:style-name="T3">M</text:span><text:span text:style-name="T2">edia Queries are used to apply or change </text:span><text:span text:style-name="T4">CSS </text:span><text:span text:style-name="T2">styles for different media types, commonly for resizing elements for different viewport sizes but also for user preferences such as dark mode or no animation as well as for print view.</text:span></text:p>
      <text:p text:style-name="P4"/>
      <text:p text:style-name="P5">Media queries can obtain information from the browser such as:</text:p>
      <text:p text:style-name="P5"/>
      <text:list text:style-name="L1">
        <text:list-item>
          <text:p text:style-name="P30">width and height of viewport</text:p>
        </text:list-item>
        <text:list-item>
          <text:p text:style-name="P30">width and height of device</text:p>
        </text:list-item>
        <text:list-item>
          <text:p text:style-name="P30">orientation</text:p>
        </text:list-item>
        <text:list-item>
          <text:p text:style-name="P30">resolution</text:p>
        </text:list-item>
        <text:list-item>
          <text:p text:style-name="P30">user preferences (dark mode, no animation, etc.)</text:p>
        </text:list-item>
      </text:list>
      <text:p text:style-name="P5"/>
      <text:p text:style-name="P5">A media query has a media type and can contain one or more expressions:</text:p>
      <text:p text:style-name="P5"/>
      <text:p text:style-name="P28">@media screen and (min-width: 1024px)</text:p>
      <text:p text:style-name="P29"><text:s/>{</text:p>
      <text:p text:style-name="P29"><text:s text:c="2"/>**styles go here**</text:p>
      <text:p text:style-name="P28">}</text:p>
      <text:p text:style-name="P5"/>
      <text:p text:style-name="P5"/>
      <text:p text:style-name="P21">Media Types </text:p>
      <text:p text:style-name="P33"/>
      <text:list text:style-name="L2">
        <text:list-item>
          <text:p text:style-name="P34">all</text:p>
        </text:list-item>
        <text:list-item>
          <text:p text:style-name="P34">print</text:p>
        </text:list-item>
        <text:list-item>
          <text:p text:style-name="P34">screen</text:p>
        </text:list-item>
        <text:list-item>
          <text:p text:style-name="P31">speech</text:p>
        </text:list-item>
      </text:list>
      <text:p text:style-name="P5"/>
      <text:p text:style-name="P47">all</text:p>
      <text:p text:style-name="P14"><text:span text:style-name="T2"><text:tab/></text:span><text:span text:style-name="T12">Used for all media type devices (default)</text:span></text:p>
      <text:p text:style-name="P39"/>
      <text:p text:style-name="P15"><text:span text:style-name="T12"><text:tab/></text:span><text:span text:style-name="T22">@media all and (prefers-color-scheme: dark) {...}</text:span></text:p>
      <text:p text:style-name="P39"/>
      <text:p text:style-name="P47">print</text:p>
      <text:p text:style-name="P14"><text:span text:style-name="T2"><text:tab/></text:span><text:span text:style-name="T12">Used for printers</text:span></text:p>
      <text:p text:style-name="P39"/>
      <text:p text:style-name="P15"><text:soft-page-break/><text:span text:style-name="T12"><text:tab/></text:span><text:span text:style-name="T22">@media print{…}</text:span></text:p>
      <text:p text:style-name="P54"/>
      <text:p text:style-name="P39"/>
      <text:p text:style-name="P47">screen</text:p>
      <text:p text:style-name="P14"><text:span text:style-name="T2"><text:tab/></text:span><text:span text:style-name="T12">Used for computer screens, tablets, smart-phones, etc.</text:span></text:p>
      <text:p text:style-name="P39"/>
      <text:p text:style-name="P15"><text:span text:style-name="T12"><text:tab/></text:span><text:span text:style-name="T22">@media screen and (orientation: landscape) {…}</text:span></text:p>
      <text:p text:style-name="P54"/>
      <text:p text:style-name="P50">speech</text:p>
      <text:p text:style-name="P25"><text:span text:style-name="T2"><text:tab/></text:span><text:span text:style-name="T5">Used for screenreaders</text:span></text:p>
      <text:p text:style-name="P39"><text:tab/></text:p>
      <text:p text:style-name="P25"><text:span text:style-name="T5"><text:tab/></text:span><text:span text:style-name="T25">@media speech {…}</text:span></text:p>
      <text:p text:style-name="P25"><text:span text:style-name="T25"/></text:p>
      <text:p text:style-name="P46">Logical operators can be used with the media query</text:p>
      <text:p text:style-name="P38"/>
      <text:list text:style-name="L4">
        <text:list-item>
          <text:p text:style-name="P37">not</text:p>
        </text:list-item>
        <text:list-item>
          <text:p text:style-name="P37">and</text:p>
        </text:list-item>
        <text:list-item>
          <text:p text:style-name="P37">only</text:p>
        </text:list-item>
      </text:list>
      <text:p text:style-name="P38"/>
      <text:p text:style-name="P53">not</text:p>
      <text:p text:style-name="P59"><text:span text:style-name="T2"><text:tab/></text:span><text:span text:style-name="T11">inverts the meaning of the entire media query</text:span></text:p>
      <text:p text:style-name="P46"/>
      <text:p text:style-name="P49">and</text:p>
      <text:p text:style-name="P60"><text:span text:style-name="T9"><text:tab/></text:span><text:span text:style-name="T19">combines a media feature with a media type or other media features</text:span></text:p>
      <text:p text:style-name="P66"/>
      <text:p text:style-name="P49">only</text:p>
      <text:p text:style-name="P57"><text:span text:style-name="T27"><text:tab/></text:span><text:span text:style-name="T21">prevents older browsers that do not support media queries with media features from applying the specified styles</text:span></text:p>
      <text:p text:style-name="P27"/>
      <text:p text:style-name="P21">Media Features </text:p>
      <text:p text:style-name="P33"/>
      <text:list text:style-name="L3">
        <text:list-item>
          <text:p text:style-name="P35">any-hover</text:p>
        </text:list-item>
        <text:list-item>
          <text:p text:style-name="P35">any-pointer</text:p>
        </text:list-item>
        <text:list-item>
          <text:p text:style-name="P35">aspect-ratio</text:p>
        </text:list-item>
        <text:list-item>
          <text:p text:style-name="P35">color</text:p>
        </text:list-item>
        <text:list-item>
          <text:p text:style-name="P35">color-gamut</text:p>
        </text:list-item>
        <text:list-item>
          <text:p text:style-name="P35">color-index</text:p>
        </text:list-item>
        <text:list-item>
          <text:p text:style-name="P35">device-aspect-ratio</text:p>
        </text:list-item>
        <text:list-item>
          <text:p text:style-name="P35">device-height</text:p>
        </text:list-item>
        <text:list-item>
          <text:p text:style-name="P35">device-width</text:p>
        </text:list-item>
        <text:list-item>
          <text:p text:style-name="P35">display-mode</text:p>
        </text:list-item>
        <text:list-item>
          <text:p text:style-name="P35">dynamic-range</text:p>
        </text:list-item>
        <text:list-item>
          <text:p text:style-name="P35">forced-colors</text:p>
        </text:list-item>
        <text:list-item>
          <text:p text:style-name="P35">grid</text:p>
        </text:list-item>
        <text:list-item>
          <text:p text:style-name="P35">height</text:p>
        </text:list-item>
        <text:list-item>
          <text:p text:style-name="P35">hover</text:p>
        </text:list-item>
        <text:list-item>
          <text:p text:style-name="P35">inverted-colors</text:p>
        </text:list-item>
        <text:list-item>
          <text:p text:style-name="P35">monochrome</text:p>
        </text:list-item>
        <text:list-item>
          <text:p text:style-name="P35">orientation</text:p>
        </text:list-item>
        <text:list-item>
          <text:p text:style-name="P35">overflow-block</text:p>
        </text:list-item>
        <text:list-item>
          <text:p text:style-name="P35"><text:soft-page-break/>overflow-inline</text:p>
        </text:list-item>
        <text:list-item>
          <text:p text:style-name="P35">pointer</text:p>
        </text:list-item>
        <text:list-item>
          <text:p text:style-name="P35">prefers-color-scheme</text:p>
        </text:list-item>
        <text:list-item>
          <text:p text:style-name="P35">prefers-contrast</text:p>
        </text:list-item>
        <text:list-item>
          <text:p text:style-name="P35">prefers-reduced-motion</text:p>
        </text:list-item>
        <text:list-item>
          <text:p text:style-name="P35">resolution</text:p>
        </text:list-item>
        <text:list-item>
          <text:p text:style-name="P35">scripting</text:p>
        </text:list-item>
        <text:list-item>
          <text:p text:style-name="P35">update</text:p>
        </text:list-item>
        <text:list-item>
          <text:p text:style-name="P35">video-dynamic-range</text:p>
        </text:list-item>
        <text:list-item>
          <text:p text:style-name="P35">width</text:p>
        </text:list-item>
      </text:list>
      <text:p text:style-name="P33"/>
      <text:p text:style-name="P47">any-hover</text:p>
      <text:p text:style-name="P14"><text:span text:style-name="T2"><text:tab/></text:span><text:span text:style-name="T13">Check if ANY available input can hover over elements</text:span></text:p>
      <text:p text:style-name="P14"><text:span text:style-name="T13"><text:tab/><text:tab/></text:span><text:span text:style-name="T14">none</text:span></text:p>
      <text:p text:style-name="P40"><text:tab/><text:tab/>hover</text:p>
      <text:p text:style-name="P40"/>
      <text:p text:style-name="P14"><text:span text:style-name="T14"><text:tab/><text:tab/></text:span><text:span text:style-name="T22">@media (anyhover:hover) {…}</text:span></text:p>
      <text:p text:style-name="P55"/>
      <text:p text:style-name="P47">any-pointer</text:p>
      <text:p text:style-name="P14"><text:span text:style-name="T2"><text:tab/></text:span><text:span text:style-name="T13">Check if any available inpout is a pointing device and if so the accuaracy</text:span></text:p>
      <text:p text:style-name="P14"><text:span text:style-name="T13"><text:tab/><text:tab/></text:span><text:span text:style-name="T14">none</text:span></text:p>
      <text:p text:style-name="P41"><text:tab/><text:tab/>coarse</text:p>
      <text:p text:style-name="P41"><text:tab/><text:tab/>fine</text:p>
      <text:p text:style-name="P41"/>
      <text:p text:style-name="P18"><text:span text:style-name="T10"><text:tab/><text:tab/></text:span><text:span text:style-name="T22">@media (an</text:span><text:span text:style-name="T23">y-pointer: coarse)</text:span><text:span text:style-name="T22">{…}</text:span></text:p>
      <text:p text:style-name="P42"/>
      <text:p text:style-name="P47">aspect-ratio</text:p>
      <text:p text:style-name="P23"><text:span text:style-name="T2"><text:tab/></text:span><text:span text:style-name="T6">The ratio between width and height of viewport </text:span><text:span text:style-name="T7">(also min-aspect-ratio and max-aspect-ratio).</text:span></text:p>
      <text:p text:style-name="P43"/>
      <text:p text:style-name="P24"><text:span text:style-name="T7"><text:tab/><text:tab/></text:span><text:span text:style-name="T25">@media (</text:span><text:span text:style-name="T26">min-aspect-ratio: 8/5) </text:span><text:span text:style-name="T25">{…}</text:span></text:p>
      <text:p text:style-name="P61"/>
      <text:p text:style-name="P24"><text:span text:style-name="T25"><text:tab/><text:tab/>@media (</text:span><text:span text:style-name="T26">max-aspect-ratio: 3/2) </text:span><text:span text:style-name="T25">{…}</text:span></text:p>
      <text:p text:style-name="P61"/>
      <text:p text:style-name="P24"><text:span text:style-name="T25"><text:tab/><text:tab/>@media (</text:span><text:span text:style-name="T26">aspect-ratio: 1/1) </text:span><text:span text:style-name="T25">{…}</text:span></text:p>
      <text:p text:style-name="P61"/>
      <text:p text:style-name="P51"/>
      <text:p text:style-name="P14"><text:span text:style-name="T2"><text:tab/></text:span><text:span text:style-name="T15">If using min-aspect-ratio and/or max-aspect-ratio with aspect-ratio then aspect-ratio must be at the bottom to avoid overrides.</text:span></text:p>
      <text:p text:style-name="P43"/>
      <text:p text:style-name="P14"><text:span text:style-name="T8">c</text:span><text:span text:style-name="T2">olor</text:span></text:p>
      <text:p text:style-name="P47"/>
      <text:p text:style-name="P14"><text:span text:style-name="T2"><text:tab/></text:span><text:span text:style-name="T16">Check the number of bits per RGB colour component of the output device</text:span></text:p>
      <text:p text:style-name="P44"/>
      <text:p text:style-name="P16"><text:span text:style-name="T16"><text:tab/></text:span><text:span text:style-name="T22">@media </text:span><text:span text:style-name="T24">(color) /{…} *any colour device*/</text:span></text:p>
      <text:p text:style-name="P63"/>
      <text:p text:style-name="P16"><text:span text:style-name="T24"><text:tab/></text:span><text:span text:style-name="T22">@media </text:span><text:span text:style-name="T24">(min-color: 8) {…} /*any colour device with at least 8bit colour*/</text:span></text:p>
      <text:p text:style-name="P62"/>
      <text:p text:style-name="P47"><text:soft-page-break/>color-gamut</text:p>
      <text:p text:style-name="P47">color-index</text:p>
      <text:p text:style-name="P47">device-aspect-ratio</text:p>
      <text:p text:style-name="P47">device-height</text:p>
      <text:p text:style-name="P47">device-width</text:p>
      <text:p text:style-name="P47">display-mode</text:p>
      <text:p text:style-name="P47">dynamic-range</text:p>
      <text:p text:style-name="P47">forced-colors</text:p>
      <text:p text:style-name="P47">grid</text:p>
      <text:p text:style-name="P47">height</text:p>
      <text:p text:style-name="P47">hover</text:p>
      <text:p text:style-name="P47">inverted-colors</text:p>
      <text:p text:style-name="P47">monochrome</text:p>
      <text:p text:style-name="P47">orientation</text:p>
      <text:p text:style-name="P47">overflow-block</text:p>
      <text:p text:style-name="P47">overflow-inline</text:p>
      <text:p text:style-name="P47">pointer</text:p>
      <text:p text:style-name="P47">prefers-color-scheme</text:p>
      <text:p text:style-name="P47">prefers-contrast</text:p>
      <text:p text:style-name="P47">prefers-reduced-motion</text:p>
      <text:p text:style-name="P47">resolution</text:p>
      <text:p text:style-name="P47">scripting</text:p>
      <text:p text:style-name="P47">update</text:p>
      <text:p text:style-name="P47">video-dynamic-range</text:p>
      <text:p text:style-name="P47">width</text:p>
      <text:p text:style-name="P56"><text:span text:style-name="T20"/></text:p>
      <text:p text:style-name="P65"/>
      <text:p text:style-name="P19">Resources</text:p>
      <text:p text:style-name="P11"/>
      <text:p text:style-name="P9"><text:a xlink:type="simple" xlink:href="https://www.w3schools.com/cssref/css3_pr_mediaquery.asp" text:style-name="Internet_20_link" text:visited-style-name="Visited_20_Internet_20_Link"><text:span text:style-name="T1">https://www.w3schools.com/cssref/css3_pr_mediaquery.asp</text:span></text:a></text:p>
      <text:p text:style-name="P9"><text:a xlink:type="simple" xlink:href="https://www.w3schools.com/css/css3_mediaqueries.asp" text:style-name="Internet_20_link" text:visited-style-name="Visited_20_Internet_20_Link"><text:span text:style-name="T1">https://www.w3schools.com/css/css3_mediaqueries.asp</text:span></text:a><text:span text:style-name="T1"> </text:span></text:p>
      <text:p text:style-name="P3"/>
      <text:p text:style-name="P9"><text:a xlink:type="simple" xlink:href="https://developer.mozilla.org/en-US/docs/Web/CSS/Media_Queries/Using_media_queries" text:style-name="Internet_20_link" text:visited-style-name="Visited_20_Internet_20_Link"><text:span text:style-name="T1">https://developer.mozilla.org/en-US/docs/Web/CSS/Media_Queries/Using_media_queries</text:span></text:a></text:p>
      <text:p text:style-name="P9"/>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4:58:35.983873244</meta:creation-date>
    <dc:date>2022-10-03T17:40:27.795000000</dc:date>
    <meta:editing-duration>PT1H28M51S</meta:editing-duration>
    <meta:editing-cycles>18</meta:editing-cycles>
    <meta:generator>LibreOffice/7.4.1.2$Windows_X86_64 LibreOffice_project/3c58a8f3a960df8bc8fd77b461821e42c061c5f0</meta:generator>
    <meta:document-statistic meta:table-count="0" meta:image-count="0" meta:object-count="0" meta:page-count="4" meta:paragraph-count="127" meta:word-count="425" meta:character-count="2945" meta:non-whitespace-character-count="2639"/>
  </office:meta>
</office:document-meta>
</file>